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M-seg</text:p>
          </table:table-cell>
          <table:table-cell office:value-type="string" calcext:value-type="string">
            <text:p>S-seg</text:p>
          </table:table-cell>
          <table:table-cell/>
          <table:table-cell office:value-type="string" calcext:value-type="string">
            <text:p>相対タグ比較回数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0.75/[.C3]+0.25/[.D3]" office:value-type="float" office:value="0.4375" calcext:value-type="float">
            <text:p>0.437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formula="of:=0.75/[.C4]+0.25/[.D4]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75/[.C5]+0.25/[.D5]" office:value-type="float" office:value="0.34375" calcext:value-type="float">
            <text:p>0.343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0.75/[.C6]+0.25/[.D6]" office:value-type="float" office:value="0.3125" calcext:value-type="float">
            <text:p>0.312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0.75/[.C7]+0.25/[.D7]" office:value-type="float" office:value="0.296875" calcext:value-type="float">
            <text:p>0.2968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0.75/[.C8]+0.25/[.D8]" office:value-type="float" office:value="0.21875" calcext:value-type="float">
            <text:p>0.2187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table:formula="of:=0.75/[.C9]+0.25/[.D9]"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0.75/[.C10]+0.25/[.D10]" office:value-type="float" office:value="0.2734375" calcext:value-type="float">
            <text:p>0.273437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0.75/[.C11]+0.25/[.D11]" office:value-type="float" office:value="0.171875" calcext:value-type="float">
            <text:p>0.1718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0.75/[.C12]+0.25/[.D12]" office:value-type="float" office:value="0.15625" calcext:value-type="float">
            <text:p>0.1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01:06:06.631394922</meta:creation-date>
    <dc:date>2020-12-28T01:27:07.718464013</dc:date>
    <meta:editing-duration>PT10M51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